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3b4f"/>
    </style:style>
    <style:style style:name="P2" style:family="paragraph" style:parent-style-name="Text_20_body">
      <style:text-properties officeooo:rsid="00081dbf" officeooo:paragraph-rsid="00081dbf"/>
    </style:style>
    <style:style style:name="P3" style:family="paragraph" style:parent-style-name="Text_20_body">
      <style:text-properties officeooo:paragraph-rsid="00081dbf"/>
    </style:style>
    <style:style style:name="P4" style:family="paragraph" style:parent-style-name="Text_20_body">
      <style:text-properties officeooo:paragraph-rsid="000cf07c"/>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Text">
      <style:paragraph-properties fo:text-align="center" style:justify-single-word="false"/>
      <style:text-properties officeooo:paragraph-rsid="00081dbf"/>
    </style:style>
    <style:style style:name="P7" style:family="paragraph" style:parent-style-name="Text">
      <style:paragraph-properties fo:text-align="center" style:justify-single-word="false"/>
      <style:text-properties fo:font-size="14pt" officeooo:paragraph-rsid="00081dbf" style:font-size-asian="14pt" style:font-size-complex="14pt"/>
    </style:style>
    <style:style style:name="P8" style:family="paragraph" style:parent-style-name="Text">
      <style:paragraph-properties fo:text-align="center" style:justify-single-word="false"/>
      <style:text-properties fo:font-size="14pt" fo:font-weight="bold" officeooo:paragraph-rsid="00081dbf" style:font-size-asian="14pt" style:font-weight-asian="bold" style:font-size-complex="14pt" style:font-weight-complex="bold"/>
    </style:style>
    <style:style style:name="P9" style:family="paragraph" style:parent-style-name="Text">
      <style:paragraph-properties fo:text-align="center" style:justify-single-word="false"/>
      <style:text-properties fo:font-size="14pt" fo:language="de" fo:country="DE" officeooo:paragraph-rsid="00081dbf" style:font-size-asian="14pt" style:font-size-complex="14pt"/>
    </style:style>
    <style:style style:name="P10" style:family="paragraph" style:parent-style-name="Text">
      <style:paragraph-properties fo:text-align="center" style:justify-single-word="false"/>
      <style:text-properties fo:font-size="14pt" fo:language="de" fo:country="DE" fo:font-weight="bold" officeooo:paragraph-rsid="00081dbf" style:font-size-asian="14pt" style:font-weight-asian="bold" style:font-size-complex="14pt" style:font-weight-complex="bold"/>
    </style:style>
    <style:style style:name="P11" style:family="paragraph" style:parent-style-name="Text">
      <style:paragraph-properties fo:text-align="center" style:justify-single-word="false"/>
      <style:text-properties fo:language="de" fo:country="DE" officeooo:paragraph-rsid="00081dbf"/>
    </style:style>
    <style:style style:name="P12" style:family="paragraph" style:parent-style-name="Text">
      <style:paragraph-properties fo:text-align="center" style:justify-single-word="false"/>
      <style:text-properties fo:font-size="12pt" fo:language="de" fo:country="DE" fo:font-weight="bold" officeooo:paragraph-rsid="00081dbf" style:font-size-asian="12pt" style:font-weight-asian="bold" style:font-size-complex="12pt" style:font-weight-complex="bold"/>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0cf07c"/>
    </style:style>
    <style:style style:name="P17" style:family="paragraph" style:parent-style-name="Standard">
      <style:text-properties officeooo:paragraph-rsid="00073b4f"/>
    </style:style>
    <style:style style:name="P18" style:family="paragraph" style:parent-style-name="Standard">
      <style:text-properties officeooo:paragraph-rsid="0012b682"/>
    </style:style>
    <style:style style:name="P19" style:family="paragraph" style:parent-style-name="Standard">
      <style:text-properties style:font-name="LiberationSerif" fo:font-size="12pt" officeooo:paragraph-rsid="00073b4f" style:font-size-asian="12pt"/>
    </style:style>
    <style:style style:name="P20" style:family="paragraph" style:parent-style-name="Standard">
      <style:paragraph-properties fo:text-align="start" style:justify-single-word="false"/>
      <style:text-properties style:font-name="LiberationSerif" fo:font-size="12pt" style:font-size-asian="12pt"/>
    </style:style>
    <style:style style:name="P21" style:family="paragraph" style:parent-style-name="Standard">
      <style:paragraph-properties fo:text-align="start" style:justify-single-word="false"/>
      <style:text-properties style:font-name="LiberationSerif" fo:font-size="12pt" officeooo:paragraph-rsid="000cf07c" style:font-size-asian="12pt"/>
    </style:style>
    <style:style style:name="P22" style:family="paragraph" style:parent-style-name="Standard">
      <style:text-properties style:font-name="LiberationSerif" fo:font-size="12pt" officeooo:rsid="000cf07c" officeooo:paragraph-rsid="00073b4f" style:font-size-asian="12pt"/>
    </style:style>
    <style:style style:name="P23" style:family="paragraph" style:parent-style-name="Standard">
      <style:text-properties style:font-name="LiberationSerif" fo:font-size="12pt" officeooo:rsid="000cf07c" officeooo:paragraph-rsid="0012b682" style:font-size-asian="12pt"/>
    </style:style>
    <style:style style:name="P24" style:family="paragraph" style:parent-style-name="Standard">
      <style:text-properties style:font-name="LiberationSerif" fo:font-size="12pt" officeooo:rsid="000cf07c" officeooo:paragraph-rsid="000cf07c" style:font-size-asian="12pt"/>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Heading_20_2">
      <style:text-properties officeooo:paragraph-rsid="00073b4f"/>
    </style:style>
    <style:style style:name="P28" style:family="paragraph" style:parent-style-name="Text" style:master-page-name="Standard">
      <style:paragraph-properties fo:text-align="center" style:justify-single-word="false" style:page-number="auto"/>
      <style:text-properties officeooo:paragraph-rsid="00081dbf"/>
    </style:style>
    <style:style style:name="P29" style:family="paragraph" style:parent-style-name="Text_20_body" style:list-style-name="L1">
      <style:text-properties officeooo:rsid="000f9a60" officeooo:paragraph-rsid="000f9a60"/>
    </style:style>
    <style:style style:name="T1" style:family="text">
      <style:text-properties fo:language="de" fo:country="DE"/>
    </style:style>
    <style:style style:name="T2" style:family="text">
      <style:text-properties fo:language="de" fo:country="DE" officeooo:rsid="000648cf"/>
    </style:style>
    <style:style style:name="T3" style:family="text">
      <style:text-properties fo:language="de" fo:country="DE" officeooo:rsid="0011eb93"/>
    </style:style>
    <style:style style:name="T4" style:family="text">
      <style:text-properties officeooo:rsid="00081dbf"/>
    </style:style>
    <style:style style:name="T5" style:family="text">
      <style:text-properties officeooo:rsid="000cf07c"/>
    </style:style>
    <style:style style:name="T6" style:family="text">
      <style:text-properties style:font-name="OpenSymbol1" fo:font-size="12pt" style:font-size-asian="12pt"/>
    </style:style>
    <style:style style:name="T7" style:family="text">
      <style:text-properties style:font-name="OpenSymbol1" fo:font-size="12pt" officeooo:rsid="000cf07c" style:font-size-asian="12pt"/>
    </style:style>
    <style:style style:name="T8" style:family="text">
      <style:text-properties style:font-name="LiberationSerif" fo:font-size="12pt" officeooo:rsid="000cf07c" style:font-size-asian="12pt"/>
    </style:style>
    <style:style style:name="T9" style:family="text">
      <style:text-properties officeooo:rsid="000da770"/>
    </style:style>
    <style:style style:name="T10" style:family="text">
      <style:text-properties officeooo:rsid="000e0cb1"/>
    </style:style>
    <style:style style:name="T11" style:family="text">
      <style:text-properties officeooo:rsid="000f9a60"/>
    </style:style>
    <style:style style:name="T12" style:family="text">
      <style:text-properties officeooo:rsid="00110f3d"/>
    </style:style>
    <style:style style:name="T13" style:family="text">
      <style:text-properties officeooo:rsid="0011eb93"/>
    </style:style>
    <style:style style:name="T14" style:family="text">
      <style:text-properties officeooo:rsid="001498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1">Abschlussprüfung Sommersemester 2019</text:p>
      <text:p text:style-name="P6"/>
      <text:p text:style-name="P11">Mobile Systeme</text:p>
      <text:p text:style-name="P6"/>
      <text:p text:style-name="P6"/>
      <text:p text:style-name="P7"/>
      <text:p text:style-name="P7"/>
      <text:p text:style-name="P7"/>
      <text:p text:style-name="P9">Dokumentation zur Projektarbeit</text:p>
      <text:p text:style-name="P6"/>
      <text:p text:style-name="P6"/>
      <text:p text:style-name="P8"/>
      <text:p text:style-name="P8"/>
      <text:p text:style-name="P8"/>
      <text:p text:style-name="P8"/>
      <text:p text:style-name="P10">Booktraiding-Ap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Abgabedatum: Stralsund, den 23.06.2019</text:p>
      <text:p text:style-name="P6"/>
      <text:p text:style-name="P6"/>
      <text:p text:style-name="P6"/>
      <text:p text:style-name="P6"/>
      <text:p text:style-name="P12">Gruppenmitglieder</text:p>
      <text:p text:style-name="P11">Alexander Karg</text:p>
      <text:p text:style-name="P11">Carl-F. Schulze</text:p>
      <text:p text:style-name="P11">Nils Schlegel</text:p>
      <text:p text:style-name="P11">Paul Dietrich</text:p>
      <text:p text:style-name="P6"/>
      <text:p text:style-name="P6"/>
      <text:p text:style-name="P6"/>
      <text:p text:style-name="P6"/>
      <text:p text:style-name="P6"/>
      <text:p text:style-name="P11">Hochschule Stralsund</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13"><text:a xlink:type="simple" xlink:href="#__RefHeading___Toc506_1542792043" text:style-name="Index_20_Link" text:visited-style-name="Index_20_Link">1 Einleitung<text:tab/>3</text:a></text:p>
          <text:p text:style-name="P5"><text:a xlink:type="simple" xlink:href="#__RefHeading___Toc508_1542792043" text:style-name="Index_20_Link" text:visited-style-name="Index_20_Link">1.1 Aufbau der App<text:tab/>3</text:a></text:p>
          <text:p text:style-name="P5"><text:a xlink:type="simple" xlink:href="#__RefHeading___Toc510_1542792043" text:style-name="Index_20_Link" text:visited-style-name="Index_20_Link">1.2 Wichtige Funktionen<text:tab/>3</text:a></text:p>
          <text:p text:style-name="P13"><text:a xlink:type="simple" xlink:href="#__RefHeading___Toc512_1542792043" text:style-name="Index_20_Link" text:visited-style-name="Index_20_Link">2 Planung und Durchführung des Projektes<text:tab/>4</text:a></text:p>
          <text:p text:style-name="P5"><text:a xlink:type="simple" xlink:href="#__RefHeading___Toc514_1542792043" text:style-name="Index_20_Link" text:visited-style-name="Index_20_Link">2.1 Themenfindung für das Projektarbeit<text:tab/>4</text:a></text:p>
          <text:p text:style-name="P5"><text:a xlink:type="simple" xlink:href="#__RefHeading___Toc516_1542792043" text:style-name="Index_20_Link" text:visited-style-name="Index_20_Link">2.2 Tiefe des Projektes<text:tab/>4</text:a></text:p>
          <text:p text:style-name="P5"><text:a xlink:type="simple" xlink:href="#__RefHeading___Toc518_1542792043" text:style-name="Index_20_Link" text:visited-style-name="Index_20_Link">2.3 Muss das Abschlussprojekt erfolgreich und lauffähig sein?<text:tab/>4</text:a></text:p>
          <text:p text:style-name="P5"><text:a xlink:type="simple" xlink:href="#__RefHeading___Toc520_1542792043" text:style-name="Index_20_Link" text:visited-style-name="Index_20_Link">2.4 Teilprojekt vs Gesamtprojekt<text:tab/>4</text:a></text:p>
          <text:p text:style-name="P5"><text:a xlink:type="simple" xlink:href="#__RefHeading___Toc522_1542792043" text:style-name="Index_20_Link" text:visited-style-name="Index_20_Link">2.5 Durchführungszeitraum für das Projekt<text:tab/>5</text:a></text:p>
          <text:p text:style-name="P5"><text:a xlink:type="simple" xlink:href="#__RefHeading___Toc524_1542792043" text:style-name="Index_20_Link" text:visited-style-name="Index_20_Link">2.6 Zeitplanung für das Projekt<text:tab/>5</text:a></text:p>
          <text:p text:style-name="P13"><text:a xlink:type="simple" xlink:href="#__RefHeading___Toc526_1542792043" text:style-name="Index_20_Link" text:visited-style-name="Index_20_Link">3 Praxistipps<text:tab/>6</text:a></text:p>
          <text:p text:style-name="P5"><text:a xlink:type="simple" xlink:href="#__RefHeading___Toc528_1542792043" text:style-name="Index_20_Link" text:visited-style-name="Index_20_Link">3.1 Die ersten Schritte in der App<text:tab/>6</text:a></text:p>
          <text:p text:style-name="P5"><text:a xlink:type="simple" xlink:href="#__RefHeading___Toc530_1542792043" text:style-name="Index_20_Link" text:visited-style-name="Index_20_Link">3.2 Wichtige Funktionen<text:tab/>6</text:a></text:p>
          <text:p text:style-name="P5"><text:a xlink:type="simple" xlink:href="#__RefHeading___Toc532_1542792043" text:style-name="Index_20_Link" text:visited-style-name="Index_20_Link">3.3 Kommunikation im Team<text:tab/>6</text:a></text:p>
          <text:p text:style-name="P13"><text:a xlink:type="simple" xlink:href="#__RefHeading___Toc534_1542792043" text:style-name="Index_20_Link" text:visited-style-name="Index_20_Link">4 Fazit<text:tab/>7</text:a></text:p>
          <text:p text:style-name="P5"><text:a xlink:type="simple" xlink:href="#__RefHeading___Toc536_1542792043" text:style-name="Index_20_Link" text:visited-style-name="Index_20_Link">4.1 Was haben wir gelernt<text:tab/>7</text:a></text:p>
          <text:p text:style-name="P5"><text:a xlink:type="simple" xlink:href="#__RefHeading___Toc538_1542792043" text:style-name="Index_20_Link" text:visited-style-name="Index_20_Link">4.2 Was würden wir besser machen<text:tab/>7</text:a></text:p>
          <text:p text:style-name="P5"><text:a xlink:type="simple" xlink:href="#__RefHeading___Toc540_1542792043" text:style-name="Index_20_Link" text:visited-style-name="Index_20_Link">4.3 Zusammenfassung<text:tab/>7</text:a></text:p>
        </text:index-body>
      </text:table-of-content>
      <text:p text:style-name="Standard"/>
      <text:h text:style-name="P26" text:outline-level="1"><text:bookmark-start text:name="__RefHeading___Toc506_1542792043"/>1 Einleitung<text:bookmark-end text:name="__RefHeading___Toc506_1542792043"/></text:h>
      <text:p text:style-name="Text_20_body">Ziel des Projektes ist es eine funktionsfähige App zu entwickeln in der die Nutzer Bücher kaufen und verkaufen können. Dazu muss jeder Nutzer sich einzeln anmelden können und es muss die Möglichkeit geben das die <text:span text:style-name="T4">Benutzer</text:span> untereinander Kommunizieren können. </text:p>
      <text:h text:style-name="Heading_20_2" text:outline-level="2"><text:bookmark-start text:name="__RefHeading___Toc508_1542792043"/>1.1 Aufbau der App<text:bookmark-end text:name="__RefHeading___Toc508_1542792043"/></text:h>
      <text:p text:style-name="Text_20_body">In der App ist es wichtig einen Flüssigen Navigationsstruktur zu schaffen. Dies soll dem Nutzer dabei helfen sich in der App besser zurecht zu finden. Der Nutzer hat die Möglichkeit sich mit einem Einmaligen Nutzernamen und einem beliebigen Passwort anzumelden oder sich zu Registrieren.</text:p>
      <text:p text:style-name="P1">In der App selber kann der Nutzer verschiedene Einträge mit Büchern anlegen aber sich auch um Forum die Einträge anderer Nutzer anschauen. Der Nutzer hat auch die Möglichkeit Kontakt zu einem anderen Nutzer aufzunehmen um mit ihm zu Kommunizieren und ggf. Weitere Informationen über einen Forum Eintrag einzuholen. Die Einträge werden auf einem Server hinterlegt und von dort abgerufen.</text:p>
      <text:h text:style-name="P27" text:outline-level="2"><text:bookmark-start text:name="__RefHeading___Toc510_1542792043"/>1.2 Wichtige Funktionen<text:bookmark-end text:name="__RefHeading___Toc510_1542792043"/></text:h>
      <text:p text:style-name="P1"/>
      <text:p text:style-name="P17"><text:span text:style-name="T6">• </text:span><text:span text:style-name="T8">Registrieren / Einloggen / Ausloggen</text:span></text:p>
      <text:p text:style-name="P19"/>
      <text:p text:style-name="P15"><text:span text:style-name="T6">• </text:span><text:span text:style-name="T8">Profil bearbeiten</text:span></text:p>
      <text:p text:style-name="P20"/>
      <text:p text:style-name="P15"><text:span text:style-name="T6">• </text:span><text:span text:style-name="T8">Eigene Forumsbeiträge anlegen mit Details</text:span></text:p>
      <text:p text:style-name="P20"/>
      <text:p text:style-name="P15"><text:span text:style-name="T6">• </text:span><text:span text:style-name="T8">Forumsbeiträge anderer sehen und filtern</text:span></text:p>
      <text:p text:style-name="P20"/>
      <text:p text:style-name="P15"><text:span text:style-name="T6">• </text:span><text:span text:style-name="T8">Nachrichten sehen mit Notifikation</text:span></text:p>
      <text:p text:style-name="P20"/>
      <text:p text:style-name="P17"><text:span text:style-name="T6">• </text:span><text:span text:style-name="T8">Fremdprofil sehen und Liken</text:span></text:p>
      <text:p text:style-name="P22"/>
      <text:p text:style-name="P16"><text:span text:style-name="T6">• </text:span><text:span text:style-name="T8">Nachricht schreiben an Fremdprofil</text:span></text:p>
      <text:p text:style-name="P21"/>
      <text:p text:style-name="P16"><text:span text:style-name="T6">• </text:span><text:span text:style-name="T8">gut erkennbare Navigationsstruktur</text:span></text:p>
      <text:p text:style-name="P21"/>
      <text:p text:style-name="P18"><text:span text:style-name="T7">• </text:span><text:span text:style-name="T8">Datenpersistenz:</text:span></text:p>
      <text:p text:style-name="P23"/>
      <text:p text:style-name="P23"><text:tab/>- Chat-Verlauf intern auf dem Gerät gespeichert</text:p>
      <text:p text:style-name="P24"><text:tab/></text:p>
      <text:p text:style-name="P24"><text:tab/>- alles andere auf einem Server</text:p>
      <text:h text:style-name="P26" text:outline-level="1"><text:bookmark-start text:name="__RefHeading___Toc512_1542792043"/>2 Planung und Durchführung des Projektes<text:bookmark-end text:name="__RefHeading___Toc512_1542792043"/></text:h>
      <text:h text:style-name="Heading_20_2" text:outline-level="2"><text:bookmark-start text:name="__RefHeading___Toc514_1542792043"/>2.1 Themenfindung für das Projektarbeit<text:bookmark-end text:name="__RefHeading___Toc514_1542792043"/></text:h>
      <text:p text:style-name="P4">Für die Projektfindung haben wir uns als Team getroffen und einzelne Ideen besprochen. Aufgrund der Geringen Zeit die uns für die Umsetzung unseres Projektes gegeben war mussten wir einige Ideen leider verwerfen. Andere Ideen empfanden wir wiederum als zu gering. Am ende einigten wir uns auf die Idee von Alexander Karg. Er schlug eine Booktraiding-App vor. In dieser soll es den Nutzern möglich sein ihre Bücher, die sie nicht mehr verwenden ganz einfach an andere Nutzer verleihen, tauschen oder verkaufen zu können. Nach einer Absprache mit Prof. Dr. rer. nat. Bunse haben wir begonnen unsere Idee umzusetzen.</text:p>
      <text:h text:style-name="Heading_20_2" text:outline-level="2"><text:bookmark-start text:name="__RefHeading___Toc516_1542792043"/>2.2 Tiefe des Projektes<text:bookmark-end text:name="__RefHeading___Toc516_1542792043"/></text:h>
      <text:p text:style-name="P3">Nach den ersten treffen war uns klar welche Funktionen die App besitzen soll und was sie ausmacht. Einzelne Aufgabenbereiche wurden im Team aufgeteilt und abgearbeitet. </text:p>
      <text:p text:style-name="P3">Carl beschäftigte sich mit dem erstellen und der Einbindung eines Chats so wie der Kommunikation der einzelnen Chatpartner.</text:p>
      <text:p text:style-name="Text_20_body">Alexander hatte die Aufgabe sich mit der Datenbank und dem Absichern der Einträge, sowie dem abrufen der Einträge von der Datenbank zu beschäftigt.</text:p>
      <text:p text:style-name="Text_20_body">Paul und Nils haben sich um Layouts, Navigationsstrukturen und die Erstellung <text:span text:style-name="T5">der dazugehörigen</text:span> Klassen gekümmert.</text:p>
      <text:h text:style-name="Heading_20_2" text:outline-level="2"><text:bookmark-start text:name="__RefHeading___Toc518_1542792043"/>2.3 Muss das Abschlussprojekt erfolgreich und lauffähig sein?<text:bookmark-end text:name="__RefHeading___Toc518_1542792043"/></text:h>
      <text:p text:style-name="Text_20_body">Ziel war es für uns am ende eine Funktionsfähige App präsentieren zu können. Jedoch hatten wir von Anfang an auch festgelegt welche Funktionen unsere App unbedingt besitzen soll und welche evtl. Später noch hinzugefügt werden können. So war es uns nicht wichtig das Benutzer ihr Profilbild oder Ihren <text:span text:style-name="T4">Benutzernamen</text:span> ändern sollen. Wir wollten es schaffen das Nutzer sich anmelden können, dass sie einen Eintrag erstellen und verwalten können so wie auch mit anderen Einträgen und Nutzern interagieren können</text:p>
      <text:h text:style-name="Heading_20_2" text:outline-level="2"><text:bookmark-start text:name="__RefHeading___Toc520_1542792043"/>2.4 Teilprojekt vs Gesamtprojekt<text:bookmark-end text:name="__RefHeading___Toc520_1542792043"/></text:h>
      <text:p text:style-name="Text_20_body">Die Booktraiding-App haben wir in einzelne Teilprojekte aufgeteilt und am ende zusammen geführt. Alexander Karg hat sich mit dem Backend für <text:span text:style-name="T4">das </text:span>Profil und <text:span text:style-name="T4">die </text:span>Forum-Threads beschäftigt. Des Weiteren hat er die Retrofit API-Abfragen <text:span text:style-name="T4">eingebunden, welche für die Kommunikation mit dem Server zuständig ist</text:span>. Er hat sich um die Serverstruktur gekümmert, damit alle Einträge und Informationen der Nutzer auf dem Server Hinterlegt werden. Bugfixen einzelner Bereiche.</text:p>
      <text:p text:style-name="Text_20_body"><text:soft-page-break/>Carl-F. Schulze kümmerte sich um das Chat-Backend. Er erstellte eine Chatfunktion mit SmackAPI sowie die einzelnen Chat-Activities. Carl kümmerte sich um die Layouts und das Design der einzelnen Chat Funktionen. Bugfixen einzelner Bereiche. Erstellen einer Notification beim erhalten einer Chat Nachricht.</text:p>
      <text:p text:style-name="Text_20_body">Nils Schlegel hat sich mit den Login- und Registrierungsbereich gekümmert. Er hat die Notwendigen Activities und Funktionen angelegt. Er hat sich darum gekümmert das die Passwörter verschlüsselt werden so das die Sicherheit der App weiter steigt. Er hat sich auch um die Designs einzelner Activities unter anderem Login, Registrierung, Profil, Forum und MyForum gekümmert. Des Weiteren hat er mit Paul Dietrich eng zusammengearbeitet und Sie haben gemeinsam den Navigationsfluss verbessert sowie einzelne Funktionen erstellt. Er hat sich auch regelmäßig mit Bugfixes beschäftigt <text:span text:style-name="T9">und die </text:span>Einbinden einer Suchfunktion im Forum</text:p>
      <text:p text:style-name="Text_20_body">Paul Dietrich hat den ersten Prototypen für das Projekt entwickelt. In diesem Prototypen konnten die wichtigsten Funktionen, <text:span text:style-name="T9">Layouts und Activities </text:span>so wie eine Navigationsstruktur abgelesen werden. Im Laufe des Projektes hat er sich um das verbessern der Navigationsstruktur gekümmert und einzelne Activities und Klassen angelegt die für die App notwendig waren. Paul hat auch eine Funktion eingebunden mit der eine abfrage nach einer Internetverbindung möglich war. Dadurch war es Nutzern der App nicht mehr möglich Einträge zu erstellen wenn sie keine Internetverbindung hatten. Er hat sich auch regelmäßig mit Bugfixes <text:span text:style-name="T10">und Codeoptimierung </text:span>beschäftigt <text:span text:style-name="T14">und zudem mit der wesentlichen Codekommentierung.</text:span></text:p>
      <text:h text:style-name="Heading_20_2" text:outline-level="2"><text:bookmark-start text:name="__RefHeading___Toc522_1542792043"/>2.5 Durchführungszeitraum für das Projekt<text:bookmark-end text:name="__RefHeading___Toc522_1542792043"/></text:h>
      <text:p text:style-name="Text_20_body">Es <text:span text:style-name="T10">gab</text:span> Wöchentliche Treff<text:span text:style-name="T10">en</text:span> in denen die erreichten Fortschritte besprochen <text:span text:style-name="T10">wurden</text:span> und neue Aufgaben für die kommende Woche festgelegt <text:span text:style-name="T10">wurden</text:span>. </text:p>
      <text:p text:style-name="P2">Konkrete Ziele sind</text:p>
      <text:list xml:id="list2142302113" text:style-name="L1">
        <text:list-item>
          <text:p text:style-name="P29">erstellen der App</text:p>
          <text:list>
            <text:list-item>
              <text:p text:style-name="P29">Kommunikation mit dem Ejabberd-Server</text:p>
            </text:list-item>
            <text:list-item>
              <text:p text:style-name="P29">Kommunikation mit dem MySql-Server</text:p>
            </text:list-item>
            <text:list-item>
              <text:p text:style-name="P29">Aufbereitung der Daten</text:p>
            </text:list-item>
            <text:list-item>
              <text:p text:style-name="P29">Darstellung der Daten</text:p>
            </text:list-item>
            <text:list-item>
              <text:p text:style-name="P29">übersichtlicher Navigationsfluss</text:p>
            </text:list-item>
          </text:list>
        </text:list-item>
        <text:list-item>
          <text:p text:style-name="P29">Aufsetzen des Ejabberd-Server</text:p>
        </text:list-item>
        <text:list-item>
          <text:p text:style-name="P29">Aufsetzen der MySql-Datenbank</text:p>
        </text:list-item>
      </text:list>
      <text:p text:style-name="Text_20_body">Der Projektfortschritt wird durch die Wöchentlichen treffen überwacht und Untersucht. Je nach Fortschritt wurden für die kommende Woche neue Aufgaben verteilt.</text:p>
      <text:h text:style-name="Heading_20_2" text:outline-level="2"><text:bookmark-start text:name="__RefHeading___Toc524_1542792043"/><text:soft-page-break/>2.6 Zeitplanung für das Projekt<text:bookmark-end text:name="__RefHeading___Toc524_1542792043"/></text:h>
      <text:p text:style-name="Text_20_body">Ziel war es die App eine Woche vor abgäbe funktionsfähig zu haben. Damit in der letzten Woche Tests beginnen können um so noch evtl. Schwachstellen zu finden und zu beheben. Nach Wöchentlichen absprachen fanden regelmäßige Bugfixes statt so dass eine Fertigstellung der App bis zum geplanten Zeitpunkt nichts im Wege <text:span text:style-name="T11">stand</text:span>.</text:p>
      <text:h text:style-name="Heading_20_1" text:outline-level="1"><text:bookmark-start text:name="__RefHeading___Toc526_1542792043"/>3 Praxistipps<text:bookmark-end text:name="__RefHeading___Toc526_1542792043"/></text:h>
      <text:h text:style-name="Heading_20_2" text:outline-level="2"><text:bookmark-start text:name="__RefHeading___Toc528_1542792043"/>3.1 Die ersten Schritte in der App<text:bookmark-end text:name="__RefHeading___Toc528_1542792043"/></text:h>
      <text:p text:style-name="Text_20_body">Der Nutzer muss sich beim erstmaligen Starten der App dafür entscheiden ob er sich Registrieren möchte oder sich mit einem bereits existierenden Konto einloggen möchte. Wenn der Nutzer einmal angemeldet ist und die App verlässt ohne sich vorher auszuloggen wird beim erneuten Starten der App keine neue Anmeldung erforderlich. Nach dem Login ist der Benutzer auf seinem Eigenen Profil. Hier kann er einige Informationen über sich bekannt geben die dann andere Nutzer lesen können. Wenn er einen neuen Eintrag machen möchte so kann er in „<text:span text:style-name="T12">Mein Forum“</text:span> einen neuen Eintrag erstellen. Dieser Eintrag wird nach dem bestätigen im Forum öffentlich und kann von allen Nutzern <text:span text:style-name="T12">eingesehen</text:span> werden. Die Nutzer können nun über einen Forum Eintrag mit einander Kommunizieren.</text:p>
      <text:h text:style-name="Heading_20_2" text:outline-level="2"><text:bookmark-start text:name="__RefHeading___Toc530_1542792043"/>3.2 Wichtige Funktionen<text:tab/>//<text:span text:style-name="T12">makiert</text:span><text:bookmark-end text:name="__RefHeading___Toc530_1542792043"/></text:h>
      <text:p text:style-name="Text_20_body">Wichtige Funktionen sind das erstellen eigener Einträge sowie die Kommunikationen der Nutze<text:span text:style-name="T12">r</text:span> über eine Chat Funktion. Beim erstellen eines neuen Forum Eintrages kann der Nutzer viele verschiedene Angaben zu dem Buch machen das er verkaufen möchte unter anderem Titel des Buches, die ISBN oder auch den allgemeinen Zustand des Buches. Diese Informationen sollen anderen Nutzern dabei helfen sich für einen Artikel zu entscheiden. Beim klicken auf einen fremden Profil Eintrag können diese Informationen noch einmal genauer betrachtet werden. Wenn der Artikel einem zusagt besteht die Möglichkeit das Fremdprofil des Erstellers zu besuchen oder ihm direkt eine Mitteilung zu schicken. Der Ersteller erhält eine <text:span text:style-name="T12">Notifikation</text:span> das er eine Mitteilung hat. Ab diesem Punkt können die beiden User mit einander Kommunizieren und sich austauschen.</text:p>
      <text:h text:style-name="Heading_20_2" text:outline-level="2"><text:bookmark-start text:name="__RefHeading___Toc532_1542792043"/>3.3 Kommunikation im Team<text:bookmark-end text:name="__RefHeading___Toc532_1542792043"/></text:h>
      <text:h text:style-name="P25" text:outline-level="1"/>
      <text:h text:style-name="P26" text:outline-level="1"><text:bookmark-start text:name="__RefHeading___Toc534_1542792043"/>4 Fazit<text:bookmark-end text:name="__RefHeading___Toc534_1542792043"/></text:h>
      <text:h text:style-name="Heading_20_2" text:outline-level="2"><text:bookmark-start text:name="__RefHeading___Toc536_1542792043"/>4.1 Was haben wir gelernt<text:bookmark-end text:name="__RefHeading___Toc536_1542792043"/></text:h>
      <text:p text:style-name="Text_20_body">Wir haben die Zusammenarbeit in einem kleinen Team von 4 Leuten kennengelernt. Wir konnten feststellen welche Probleme und welche Hilfen sich durch eine derartige Zusammenarbeit ergeben <text:span text:style-name="T12">(GitHub)</text:span>. Wir haben festgestellt das eine genaue Planung des Fortschreitens sehr wichtig ist um am ende ein fertiges Produkt zu haben. Wir haben auch unsere Kommunikation verbessert. Es wurde im Team viel darüber gesprochen welche Funktionen wir für wichtig halten und welche eher in die Richtung „nice to have“ fallen. So war uns allen klar welche Aufgaben zu erledigen sind und keiner hatte zu viel Zeit mit einer Aufgabe verloren die nicht wichtig für unser vorankommen war. <text:s/></text:p>
      <text:h text:style-name="Heading_20_2" text:outline-level="2"><text:bookmark-start text:name="__RefHeading___Toc538_1542792043"/>4.2 Was würden wir besser machen<text:bookmark-end text:name="__RefHeading___Toc538_1542792043"/></text:h>
      <text:p text:style-name="Text_20_body"><text:span text:style-name="T1">Termine sollten fester eingehalten werden, damit andere Teammitglieder nicht </text:span><text:span text:style-name="T3">in ihrer weiteren Arbeit </text:span><text:span text:style-name="T1">aufgehalten werden. Das evtl. Benennen eines Chefs der deutlich macht welche Inhalte am wichtigsten sind. Da jeder etwas anderes für wichtig erachtet kann es schnell zu Missverständnissen kommen. </text:span><text:span text:style-name="T2">Zusätzlich sollten wir uns als Team mehr mit </text:span><text:span text:style-name="T3">Versionsverwaltungssoftware</text:span><text:span text:style-name="T2"> auseinander setzen um diese effektiver zu nutzen.</text:span></text:p>
      <text:h text:style-name="Heading_20_2" text:outline-level="2"><text:bookmark-start text:name="__RefHeading___Toc540_1542792043"/>4.3 Zusammenfassung<text:bookmark-end text:name="__RefHeading___Toc540_1542792043"/></text:h>
      <text:p text:style-name="Text_20_body">Die Zusammenarbeit in unserem Team und das fertigstellen der App <text:span text:style-name="T13">spricht</text:span> für sich. Wir konnten uns gegenseitig gut motivieren und es fand eine sehr gute Arbeitsaufteilung statt. Keiner war gezwungen eine Aufgabe zu erledigen die ihm nicht zugesagt hat.</text:p>
      <text:p text:style-name="Text_20_body">Das Projekt kann auch nach der Abgabe und Beendigung des Kurses weitergeführt werden. Die App kann noch durch das Integrieren von Bildern und mehr Möglichkeiten der Individualisierung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0:11:14.889212410</meta:creation-date>
    <dc:date>2019-07-04T16:16:08.056000000</dc:date>
    <meta:editing-duration>PT3M1S</meta:editing-duration>
    <meta:editing-cycles>3</meta:editing-cycles>
    <meta:generator>LibreOffice/5.4.1.2$Windows_X86_64 LibreOffice_project/ea7cb86e6eeb2bf3a5af73a8f7777ac570321527</meta:generator>
    <meta:document-statistic meta:table-count="0" meta:image-count="0" meta:object-count="0" meta:page-count="7" meta:paragraph-count="92" meta:word-count="1543" meta:character-count="10371" meta:non-whitespace-character-count="8919"/>
  </office:meta>
</office:document-meta>
</file>